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24.262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6.015cm" style:rel-column-width="3410*"/>
    </style:style>
    <style:style style:name="Tabla1.B" style:family="table-column">
      <style:table-column-properties style:column-width="18.247cm" style:rel-column-width="1034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24.262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7.572cm" style:rel-column-width="4293*"/>
    </style:style>
    <style:style style:name="Tabla2.B" style:family="table-column">
      <style:table-column-properties style:column-width="10.458cm" style:rel-column-width="5929*"/>
    </style:style>
    <style:style style:name="Tabla2.C" style:family="table-column">
      <style:table-column-properties style:column-width="6.232cm" style:rel-column-width="3533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24.262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24.262cm" style:rel-column-width="13755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24.262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6.184cm" style:rel-column-width="3506*"/>
    </style:style>
    <style:style style:name="Tabla4.B" style:family="table-column">
      <style:table-column-properties style:column-width="4.796cm" style:rel-column-width="2719*"/>
    </style:style>
    <style:style style:name="Tabla4.C" style:family="table-column">
      <style:table-column-properties style:column-width="6.581cm" style:rel-column-width="3731*"/>
    </style:style>
    <style:style style:name="Tabla4.D" style:family="table-column">
      <style:table-column-properties style:column-width="6.701cm" style:rel-column-width="3799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24.262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2.454cm" style:rel-column-width="1391*"/>
    </style:style>
    <style:style style:name="Tabla5.B" style:family="table-column">
      <style:table-column-properties style:column-width="5.92cm" style:rel-column-width="3356*"/>
    </style:style>
    <style:style style:name="Tabla5.C" style:family="table-column">
      <style:table-column-properties style:column-width="6.396cm" style:rel-column-width="3626*"/>
    </style:style>
    <style:style style:name="Tabla5.D" style:family="table-column">
      <style:table-column-properties style:column-width="4.886cm" style:rel-column-width="2770*"/>
    </style:style>
    <style:style style:name="Tabla5.E" style:family="table-column">
      <style:table-column-properties style:column-width="4.607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24.262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1.503cm" style:rel-column-width="852*"/>
    </style:style>
    <style:style style:name="Tabla6.B" style:family="table-column">
      <style:table-column-properties style:column-width="3.487cm" style:rel-column-width="1977*"/>
    </style:style>
    <style:style style:name="Tabla6.C" style:family="table-column">
      <style:table-column-properties style:column-width="19.272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24.262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1.799cm" style:rel-column-width="1020*"/>
    </style:style>
    <style:style style:name="Tabla7.B" style:family="table-column">
      <style:table-column-properties style:column-width="9.922cm" style:rel-column-width="5625*"/>
    </style:style>
    <style:style style:name="Tabla7.C" style:family="table-column">
      <style:table-column-properties style:column-width="1.912cm" style:rel-column-width="1084*"/>
    </style:style>
    <style:style style:name="Tabla7.D" style:family="table-column">
      <style:table-column-properties style:column-width="10.629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3" style:family="paragraph" style:parent-style-name="annotation_20_text">
      <style:text-properties fo:language="en" fo:country="GB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caption">
      <style:text-properties fo:language="en" fo:country="GB" fo:background-color="#ffff00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Standard_20__28_user_29_">
      <style:text-properties fo:language="en" fo:country="GB" officeooo:paragraph-rsid="00151c6a"/>
    </style:style>
    <style:style style:name="P28" style:family="paragraph" style:parent-style-name="Titulo_20_0">
      <style:text-properties fo:language="en" fo:country="GB" officeooo:rsid="00151c6a" officeooo:paragraph-rsid="00151c6a"/>
    </style:style>
    <style:style style:name="P29" style:family="paragraph" style:parent-style-name="Header">
      <style:paragraph-properties fo:orphans="0" fo:widows="0"/>
    </style:style>
    <style:style style:name="P30" style:family="paragraph" style:parent-style-name="titulo">
      <style:paragraph-properties fo:margin-top="0.423cm" fo:margin-bottom="0.423cm" style:contextual-spacing="false" fo:orphans="0" fo:widows="0"/>
    </style:style>
    <style:style style:name="P31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2" style:family="paragraph" style:parent-style-name="Standard_20__28_user_29_">
      <style:paragraph-properties fo:text-align="start" style:justify-single-word="false"/>
    </style:style>
    <style:style style:name="P33" style:family="paragraph" style:parent-style-name="INSTITUTO">
      <style:text-properties fo:language="es" fo:country="ES"/>
    </style:style>
    <style:style style:name="P34" style:family="paragraph" style:parent-style-name="Standard_20__28_user_29_">
      <style:paragraph-properties fo:text-align="center" style:justify-single-word="false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6" style:family="paragraph" style:parent-style-name="Standard">
      <style:text-properties fo:font-size="16pt" fo:language="en" fo:country="GB" fo:font-weight="bold" style:font-size-asian="16pt" style:font-weight-asian="bold"/>
    </style:style>
    <style:style style:name="P37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8" style:family="paragraph" style:parent-style-name="Standard">
      <style:paragraph-properties fo:text-align="end" style:justify-single-word="false" fo:orphans="0" fo:widows="0"/>
    </style:style>
    <style:style style:name="P39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0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1" style:family="paragraph" style:parent-style-name="Standard"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5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7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0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2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0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0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4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8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8"><text:span text:style-name="T15">Date:</text:span><text:span text:style-name="T17"> YYYY-MM-DD</text:span></text:p>
          </table:table-cell>
        </table:table-row>
      </table:table>
      <text:p text:style-name="P23"/>
      <text:p text:style-name="P23"/>
      <text:p text:style-name="P45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6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9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6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30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2">WORK-PACKAGE (deliverable nr)</text:p>
          </table:table-cell>
        </table:table-row>
        <table:table-row table:style-name="Tabla3.1">
          <table:table-cell table:style-name="Tabla3.A2" office:value-type="string">
            <text:p text:style-name="P30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itle">PORIS model</text:user-defined></text:span></text:p>
          </table:table-cell>
        </table:table-row>
      </table:table>
      <text:p text:style-name="P37"/>
      <text:p text:style-name="P21"><text:bookmark-start text:name="_Toc466446498"/><text:soft-page-break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0">Name</text:p>
          </table:table-cell>
          <table:table-cell table:style-name="Tabla4.A1" office:value-type="string">
            <text:p text:style-name="P50">Project Role </text:p>
          </table:table-cell>
          <table:table-cell table:style-name="Tabla4.A1" office:value-type="string">
            <text:p text:style-name="P50">Institution</text:p>
          </table:table-cell>
          <table:table-cell table:style-name="Tabla4.A1" office:value-type="string">
            <text:p text:style-name="P50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>Name</text:p>
          </table:table-cell>
          <table:table-cell table:style-name="Tabla5.A1" office:value-type="string">
            <text:p text:style-name="P47">Institution</text:p>
          </table:table-cell>
          <table:table-cell table:style-name="Tabla5.A1" office:value-type="string">
            <text:p text:style-name="P47">Role</text:p>
          </table:table-cell>
          <table:table-cell table:style-name="Tabla5.A1" office:value-type="string">
            <text:p text:style-name="P47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3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3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3"/>
          </table:table-cell>
        </table:table-row>
      </table:table>
      <text:p text:style-name="P36"/>
      <text:p text:style-name="P21"/>
      <text:p text:style-name="P2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7">Issue</text:p>
          </table:table-cell>
          <table:table-cell table:style-name="Tabla6.A1" office:value-type="string">
            <text:p text:style-name="P47">Date</text:p>
          </table:table-cell>
          <table:table-cell table:style-name="Tabla6.A1" office:value-type="string">
            <text:p text:style-name="P47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4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2"/>
      <text:p text:style-name="P41"/>
      <text:p text:style-name="P43"/>
      <text:p text:style-name="P37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5"><text:span text:style-name="Emphasis"><text:span text:style-name="T6">Your summary here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8">CONCLUSIONS</text:p>
      <text:p text:style-name="P27"/>
      <text:p text:style-name="P27"/>
      <text:p text:style-name="P25"/>
      <text:p text:style-name="P16"/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24.262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2.988cm" style:rel-column-width="1694*"/>
    </style:style>
    <style:style style:name="Tabla23.B" style:family="table-column">
      <style:table-column-properties style:column-width="15.972cm" style:rel-column-width="9055*"/>
    </style:style>
    <style:style style:name="Tabla23.C" style:family="table-column">
      <style:table-column-properties style:column-width="5.302cm" style:rel-column-width="3006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7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8</text:page-number></text:span><text:span text:style-name="MT2"><text:s/></text:span><text:span text:style-name="MT5">of</text:span><text:span text:style-name="MT2"> </text:span><text:span text:style-name="page_20_number"><text:span text:style-name="MT6"><text:page-count>8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4-19T02:03:52.988333270</dc:date>
    <meta:editing-cycles>75</meta:editing-cycles>
    <dc:subject>Subject</dc:subject>
    <dc:title>Document Title</dc:title>
    <meta:editing-duration>PT3H55M40S</meta:editing-duration>
    <meta:generator>LibreOffice/7.3.7.2$Linux_X86_64 LibreOffice_project/30$Build-2</meta:generator>
    <meta:document-statistic meta:table-count="8" meta:image-count="2" meta:object-count="0" meta:page-count="8" meta:paragraph-count="53" meta:word-count="95" meta:character-count="670" meta:non-whitespace-character-count="613"/>
    <meta:user-defined meta:name="AppVersion">15.0000</meta:user-defined>
    <meta:user-defined meta:name="DelivCode">DelivCode</meta:user-defined>
    <meta:user-defined meta:name="DocCode">AAAABBBBCCCC</meta:user-defined>
    <meta:user-defined meta:name="DocDate" meta:value-type="date">2000-01-01T00:00:00</meta:user-defined>
    <meta:user-defined meta:name="ForthAuthor" meta:value-type="string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